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1881" officeooo:paragraph-rsid="001e968a"/>
    </style:style>
    <style:style style:name="P2" style:family="paragraph" style:parent-style-name="Text_20_body">
      <style:text-properties officeooo:rsid="001a1881" officeooo:paragraph-rsid="001a1881"/>
    </style:style>
    <style:style style:name="P3" style:family="paragraph" style:parent-style-name="Text_20_body">
      <style:text-properties officeooo:rsid="002398cf" officeooo:paragraph-rsid="002398cf"/>
    </style:style>
    <style:style style:name="P4" style:family="paragraph" style:parent-style-name="Text_20_body">
      <style:text-properties officeooo:rsid="00260b75" officeooo:paragraph-rsid="00260b75"/>
    </style:style>
    <style:style style:name="P5" style:family="paragraph" style:parent-style-name="Text_20_body">
      <style:text-properties officeooo:rsid="002940bf" officeooo:paragraph-rsid="002940bf"/>
    </style:style>
    <style:style style:name="P6" style:family="paragraph" style:parent-style-name="Text_20_body">
      <style:text-properties officeooo:rsid="002b03c7" officeooo:paragraph-rsid="002b03c7"/>
    </style:style>
    <style:style style:name="P7" style:family="paragraph" style:parent-style-name="Text_20_body">
      <style:text-properties officeooo:rsid="002f2b7c" officeooo:paragraph-rsid="002f2b7c"/>
    </style:style>
    <style:style style:name="P8" style:family="paragraph" style:parent-style-name="Text_20_body">
      <style:text-properties officeooo:rsid="003404f9" officeooo:paragraph-rsid="003404f9"/>
    </style:style>
    <style:style style:name="P9" style:family="paragraph" style:parent-style-name="Text_20_body">
      <style:text-properties officeooo:rsid="0034d913" officeooo:paragraph-rsid="0034d913"/>
    </style:style>
    <style:style style:name="P10" style:family="paragraph" style:parent-style-name="Title">
      <style:text-properties officeooo:rsid="00170d93" officeooo:paragraph-rsid="00170d93"/>
    </style:style>
    <style:style style:name="P11" style:family="paragraph" style:parent-style-name="Text_20_body" style:list-style-name="L1">
      <style:text-properties officeooo:rsid="001e968a" officeooo:paragraph-rsid="001e968a"/>
    </style:style>
    <style:style style:name="P12" style:family="paragraph" style:parent-style-name="Text_20_body" style:list-style-name="L1">
      <style:text-properties officeooo:rsid="0020fdaf" officeooo:paragraph-rsid="0020fdaf"/>
    </style:style>
    <style:style style:name="P13" style:family="paragraph" style:parent-style-name="Text_20_body" style:list-style-name="L1">
      <style:text-properties officeooo:rsid="002398cf" officeooo:paragraph-rsid="002398cf"/>
    </style:style>
    <style:style style:name="P14" style:family="paragraph" style:parent-style-name="Text_20_body" style:list-style-name="L2">
      <style:text-properties officeooo:rsid="00260b75" officeooo:paragraph-rsid="00260b75"/>
    </style:style>
    <style:style style:name="P15" style:family="paragraph" style:parent-style-name="Text_20_body" style:list-style-name="L3">
      <style:text-properties officeooo:rsid="002940bf" officeooo:paragraph-rsid="002940bf"/>
    </style:style>
    <style:style style:name="P16" style:family="paragraph" style:parent-style-name="Text_20_body" style:list-style-name="L4">
      <style:text-properties officeooo:rsid="002b03c7" officeooo:paragraph-rsid="002b03c7"/>
    </style:style>
    <style:style style:name="P17" style:family="paragraph" style:parent-style-name="Text_20_body" style:list-style-name="L5">
      <style:text-properties officeooo:rsid="002f2b7c" officeooo:paragraph-rsid="002f2b7c"/>
    </style:style>
    <style:style style:name="P18" style:family="paragraph" style:parent-style-name="Text_20_body" style:list-style-name="L5">
      <style:text-properties officeooo:rsid="0030cb08" officeooo:paragraph-rsid="0030cb08"/>
    </style:style>
    <style:style style:name="P19" style:family="paragraph" style:parent-style-name="Text_20_body" style:list-style-name="L5">
      <style:text-properties officeooo:rsid="00312115" officeooo:paragraph-rsid="00312115"/>
    </style:style>
    <style:style style:name="T1" style:family="text">
      <style:text-properties officeooo:rsid="001acf0b"/>
    </style:style>
    <style:style style:name="T2" style:family="text">
      <style:text-properties officeooo:rsid="001c1533"/>
    </style:style>
    <style:style style:name="T3" style:family="text">
      <style:text-properties officeooo:rsid="001e968a"/>
    </style:style>
    <style:style style:name="T4" style:family="text">
      <style:text-properties officeooo:rsid="0020a8d2"/>
    </style:style>
    <style:style style:name="T5" style:family="text">
      <style:text-properties officeooo:rsid="0021d2eb"/>
    </style:style>
    <style:style style:name="T6" style:family="text">
      <style:text-properties officeooo:rsid="0027cdd0"/>
    </style:style>
    <style:style style:name="T7" style:family="text">
      <style:text-properties officeooo:rsid="0030cb08"/>
    </style:style>
    <style:style style:name="T8" style:family="text">
      <style:text-properties officeooo:rsid="003737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eminar 2 – Encryption (For)<text:tab/></text:p>
      <text:p text:style-name="P1">For unlimited use of encryption. <text:span text:style-name="T1">Bring up ethics and issues. </text:span></text:p>
      <text:p text:style-name="P1"><text:span text:style-name="T2">Can cou</text:span><text:span text:style-name="T3">r</text:span><text:span text:style-name="T2">ts order manufactures to help ut unlocking cryptologically protected devices? </text:span><text:span text:style-name="T3">(e.g. FBI – Apple) </text:span></text:p>
      <text:list xml:id="list3738803699" text:style-name="L1">
        <text:list-item>
          <text:p text:style-name="P11">No, beacause <text:span text:style-name="T4">it will enable backdoors which can be exploited. </text:span></text:p>
        </text:list-item>
        <text:list-item>
          <text:p text:style-name="P12">Encryption devices and backdoors will enable the potential to minuse, abuse, leak or steal information from regular user. <text:span text:style-name="T5">The cost <text:s/>cannot be worth it. </text:span></text:p>
        </text:list-item>
        <text:list-item>
          <text:p text:style-name="P13">The idea for a secret service is to remain secret, thus they shall be independent or deals could be made behind closed doors. </text:p>
        </text:list-item>
      </text:list>
      <text:p text:style-name="P3"/>
      <text:p text:style-name="P4">Police and intelligence services wants to snoop down pedophiles and terrorists</text:p>
      <text:list xml:id="list378633760" text:style-name="L2">
        <text:list-item>
          <text:p text:style-name="P14">How is this possible with encryption? </text:p>
        </text:list-item>
        <text:list-item>
          <text:p text:style-name="P14">The general public, politicians and IT companies want to surveillance terrorist activity, but not their own activity <text:span text:style-name="T6">or their user’s activity. </text:span></text:p>
        </text:list-item>
      </text:list>
      <text:p text:style-name="P5">Many questions:</text:p>
      <text:list xml:id="list2875934354" text:style-name="L3">
        <text:list-item>
          <text:p text:style-name="P15">Should companies be able to read stored encrypted user data?</text:p>
        </text:list-item>
        <text:list-item>
          <text:p text:style-name="P15">Should companies answer legal law enforcement requests? </text:p>
        </text:list-item>
        <text:list-item>
          <text:p text:style-name="P15">Should we have backdoors? </text:p>
        </text:list-item>
        <text:list-item>
          <text:p text:style-name="P15">Should we limit automatic encryption? </text:p>
        </text:list-item>
        <text:list-item>
          <text:p text:style-name="P15">How can we store and transmit sensitive info without encryption?</text:p>
        </text:list-item>
        <text:list-item>
          <text:p text:style-name="P15">Is it my individual right to protect my (sensitive) information? </text:p>
        </text:list-item>
      </text:list>
      <text:p text:style-name="P6">This question is very similar to physical surveillance, since messaging is tracking your digital life?</text:p>
      <text:list xml:id="list2958073748" text:style-name="L4">
        <text:list-item>
          <text:p text:style-name="P16">China</text:p>
        </text:list-item>
        <text:list-item>
          <text:p text:style-name="P16">Integrity</text:p>
        </text:list-item>
        <text:list-item>
          <text:p text:style-name="P16">Privacy</text:p>
        </text:list-item>
        <text:list-item>
          <text:p text:style-name="P16">Secrets, confidentiality?</text:p>
        </text:list-item>
      </text:list>
      <text:p text:style-name="P7">One page report</text:p>
      <text:p text:style-name="P7"><text:bookmark-start text:name="__DdeLink__184_1812482969"/><text:bookmark-start text:name="__DdeLink__182_1812482969"/>Answer and take stance on the questions:</text:p>
      <text:list xml:id="list2974520127" text:style-name="L5">
        <text:list-item>
          <text:p text:style-name="P17">Limiting the use of encryption for companies and individuals so that lawful enforcement and inteligence services can get access to information?</text:p>
        </text:list-item>
        <text:list-item>
          <text:p text:style-name="P17">Allowing companies and individuals to use any encryption they wish, <text:span text:style-name="T7">regardless of the consequences? </text:span><text:bookmark-end text:name="__DdeLink__184_1812482969"/><text:bookmark-end text:name="__DdeLink__182_1812482969"/></text:p>
        </text:list-item>
        <text:list-item>
          <text:p text:style-name="P18"><text:soft-page-break/>5 Scientific references supporting the claims</text:p>
        </text:list-item>
        <text:list-item>
          <text:p text:style-name="P19">Use proper referncing…</text:p>
        </text:list-item>
      </text:list>
      <text:p text:style-name="P8">Summary: </text:p>
      <text:p text:style-name="P2"><text:a xlink:type="simple" xlink:href="https://www.cnet.com/news/to-encrypt-or-not-that-is-the-question/" text:style-name="Internet_20_link" text:visited-style-name="Visited_20_Internet_20_Link">https://www.cnet.com/news/to-encrypt-or-not-that-is-the-question/</text:a> </text:p>
      <text:p text:style-name="P8">Great notes (US – court notes on Encryption)</text:p>
      <text:p text:style-name="P2"><text:a xlink:type="simple" xlink:href="https://www.govinfo.gov/content/pkg/CHRG-114hhrg98899/pdf/CHRG-114hhrg98899.pdf" text:style-name="Internet_20_link" text:visited-style-name="Visited_20_Internet_20_Link">https://www.govinfo.gov/content/pkg/CHRG-114hhrg98899/pdf/CHRG-114hhrg98899.pdf</text:a> </text:p>
      <text:p text:style-name="P9">Contains MANY references. <text:span text:style-name="T8">(saved in the directory “seminars”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6:04:34.794539720</meta:creation-date>
    <dc:date>2020-11-10T21:30:47.837935921</dc:date>
    <meta:editing-duration>PT3H41M4S</meta:editing-duration>
    <meta:editing-cycles>28</meta:editing-cycles>
    <meta:generator>LibreOffice/6.4.6.2$Linux_X86_64 LibreOffice_project/40$Build-2</meta:generator>
    <meta:document-statistic meta:table-count="0" meta:image-count="0" meta:object-count="0" meta:page-count="2" meta:paragraph-count="32" meta:word-count="282" meta:character-count="1910" meta:non-whitespace-character-count="1659"/>
  </office:meta>
</office:document-meta>
</file>